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5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7/2022<text:bookmark-end text:name="Text14"/></text:p>
            <text:p text:style-name="Normální">KVOP-23129/2022<text:bookmark-end text:name="Text2"/></text:p>
            <text:p text:style-name="Normální"><text:bookmark-start text:name="Text6"/>29. 03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Vážený pan<text:bookmark-end text:name="Text7"/></text:p>
            <text:p text:style-name="Normální"><text:bookmark-start text:name="Text8"/>J<text:bookmark-end text:name="Text8"/>. J.<text:s/>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>Vážený pane J.,</text:p>
      <text:p text:style-name="Základnítext">dne 16. 3. 2022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„Metodický list ředitelky odboru zdrav. služby a vrchního ředitele pro penologii č. 2/2010 o provádění monitoringu návyk. a psychotropních látek ve VS ČR,</text:p>
        </text:list-item>
        <text:list-item>
          <text:p text:style-name="P19">nařízení vlády č. 41/2014 Sb., o stanovení jiných návykových látek a jejich limitních hodnot, při jejichž dosažení v krevním vzorku se řidič považuje za ovlivněného takovou návykovou látkou,</text:p>
        </text:list-item>
        <text:list-item>
          <text:p text:style-name="P20">zpráva ze systematických návštěv 2016, 2017, 2018, 2019,</text:p>
        </text:list-item>
        <text:list-item>
          <text:p text:style-name="P21">ustanovení § 89 NGŘ č. 23/2014<text:s/>o věz. a jus. stráži ve znění poz. předpisů,</text:p>
        </text:list-item>
        <text:list-item>
          <text:p text:style-name="P22">rozsudek Nejvyššího soudu ČR ze dne 12. 8. 1998 sp. zn. 7 Tzn 77/98,</text:p>
        </text:list-item>
        <text:list-item>
          <text:p text:style-name="P23">rozsudek Nejvyššího správního soudu ze dne 11. 1. 2013 čj. 5 As 45/2012 – 34,</text:p>
        </text:list-item>
        <text:list-item>
          <text:p text:style-name="P24">ustanovení § 51 NGŘ č. 25/2015.“</text:p>
        </text:list-item>
      </text:list>
      <text:p text:style-name="Základnítext">K Vaší žádosti<text:s/><text:span text:style-name="Silné">poskytuji násled</text:span><text:span text:style-name="Silné">ující informace</text:span>:</text:p>
      <text:p text:style-name="Základnítext">K bodu č. 1</text:p>
      <text:p text:style-name="Základnítext">Metodický list ředitelky odboru zdravotnické služby a vrchního ředitele pro penologii č. 2/2010 o provádění monitoringu omamných a psychotropních látek ve Vězeňské službě ČR</text:p>
      <text:p text:style-name="Základnítext">K bodu č. 2</text:p>
      <text:p text:style-name="Základnítext">Nařízení vlády č. 41/2014 Sb., o stanovení jiných návykových látek a jejich limitních hodnot, při jejichž dosažení v krevním vzorku se řidič považuje za ovlivněného takovou návykovou látkou</text:p>
      <text:p text:style-name="Základnítext">K bodu č. 3</text:p>
      <text:p text:style-name="Základnítext">Zpráva ze systematických návštěv 2016 Věznice</text:p>
      <text:soft-page-break/>
      <text:p text:style-name="Základnítext">Zpráva ze systematických návštěv 2017 Léčebny pro<text:s/>dlouhodobě nemocné, Policejní cely</text:p>
      <text:p text:style-name="Základnítext">Zpráva ze systematických návštěv 2019 Zabezpečovací detence, Ochranné léčení, Zařízení pro děti vyžadující okamžitou pomoc</text:p>
      <text:p text:style-name="Základnítext">K bodu č. 4</text:p>
      <text:p text:style-name="Základnítext">§ 89 Nařízení generálního ředitele Vězeňské služby České republiky č. 23/2014 o vězeňské a justiční stráži:</text:p>
      <text:p text:style-name="Základnítext"><text:tab/>„(1) Důkladná osobní prohlídka se provádí tehdy, existuje-li důvodné podezření založené na individuálním zhodnocení rizik, že vězněná osoba má u sebe nebezpečné předměty nebo nepovolené věci.<text:s/></text:p>
      <text:p text:style-name="Základnítext"><text:s/><text:tab/>(2) Důkladnou osobní prohlídku lze provést jen tehdy, nelze-li jejího účelu dosáhnout jiným opatřením (např. použitím vhodných technických prostředků či provedením preventivní osobní prohlídky).<text:s/></text:p>
      <text:p text:style-name="Základnítext"><text:tab/>(3) Za splnění podmínek stanovených v odstavcích 1 a 2 se důkladná osobní prohlídka provede zejména:<text:s/></text:p>
      <text:p text:style-name="Základnítext">a) při příjmu a propuštění vězněné osoby,<text:s/></text:p>
      <text:p text:style-name="Základnítext">b) před a po provedení eskorty vězněné osoby,<text:s/></text:p>
      <text:p text:style-name="Základnítext">c) po návratu do věznice při přerušení výkonu trestu, dočasném opuštění věznice v souvislosti s návštěvou nebo s programem zacházení,<text:s/></text:p>
      <text:p text:style-name="Základnítext">d) před a po provedení návštěvy, pokud není návštěva prováděna za dělící přepážkou,<text:s/></text:p>
      <text:p text:style-name="Základnítext">e) v případě omezovacích prostředků u chovance před umístěním do izolační místnosti,<text:s/></text:p>
      <text:p text:style-name="Základnítext">f) před umístěním obviněného nebo odsouzeného k výkonu kázeňského trestu do uzavřeného oddělení, samovazby<text:s/>nebo zvláštní (izolační) cely,<text:s/></text:p>
      <text:p text:style-name="Základnítext">g) při příchodu nebo příjezdu vězněné osoby z pracoviště mimo věznici nebo pracoviště uvnitř věznice,<text:s/></text:p>
      <text:p text:style-name="Základnítext">h) při generální, dílčí a technické prohlídce.“</text:p>
      <text:p text:style-name="Základnítext">K bodu č. 5</text:p>
      <text:p text:style-name="Základnítext">Rozsudek Nejvyššího soudu ze dne 12. 8. 1998 sp. zn. 7 Tzn 77/98</text:p>
      <text:p text:style-name="Základnítext">K bodu č. 6</text:p>
      <text:p text:style-name="Základnítext">Rozsudek Nejvyššího správního soudu ze dne 11. 1. 2013 čj. 5 As 45/2012 – 34</text:p>
      <text:p text:style-name="Základnítext">K bodu č. 7</text:p>
      <text:p text:style-name="Základnítext">§ 25 Nařízení generálního ředitele Vězeňské služby České republiky č. 25/2015 kterým se stanoví podrobnosti ke správním činnostem při vedení evidence<text:s/>uvězněných osob, k zásadám ochrany zpracovávaných osobních údajů a k poskytování údajů z evidence uvězněných osob (o činnostech při správě evidence vězněných osob):</text:p>
      <text:soft-page-break/>
      <text:p text:style-name="Základnítext"><text:tab/>„(1) Po přijetí osoby do příjmové věznice se na oddělení správním vyplní „Osobní karta“ (skladový tiskopis č. 256). V osobní kartě se vyznačí dle předtisku všechny údaje, které jsou v době příjmu známy. Následně se osobní karta předá k dalšímu využití oddělení výkonu vazby a výkonu trestu, oddělení výkonu vazby, oddělení výkonu trestu nebo oddělení výkonu trestu a vazby, výkonu zabezpečovací detence (dále jen „oddělení výkonu vazby a trestu“).<text:s/></text:p>
      <text:p text:style-name="Základnítext"><text:s/><text:tab/>(2) Osobní karta slouží k zaznamenávání osobních a jiných údajů o vězněné osobě, významných pro účely programů zacházení a působení na odsouzeného metodami a formami práce zaměřené na oblast řešení důsledků a dopadů trestné činnosti na poškozeného.“</text:p>
      <text:p text:style-name="Základnítext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podpis"/>
      <text:p text:style-name="Základnítext"><text:span text:style-name="T25">10 Přílo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ECU7*</text:span></text:p>
        <text:p text:style-name="P12"><text:span text:style-name="T13">KVOPX00CECU7</text:span>KVOPX00CECU7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6-14T10:51:00Z</meta:creation-date>
    <dc:date>2022-06-14T10:52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3" meta:paragraph-count="8" meta:word-count="633" meta:character-count="4360" meta:row-count="31" meta:non-whitespace-character-count="3735"/>
  </office:meta>
</office:document-meta>
</file>